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Noto Sans Devanagari" svg:font-family="Noto Sans Devanagari" style:font-family-generic="swiss" style:font-pitch="variable" svg:panose-1="2 11 5 2 4 5 4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automatic-styles>
    <style:style style:name="P1" style:parent-style-name="Заголовок1" style:master-page-name="MP0" style:family="paragraph">
      <style:paragraph-properties fo:break-before="page"/>
      <style:text-properties style:language-asian="ru" style:country-asian="RU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Код" style:family="paragraph">
      <style:text-properties fo:language="en" fo:country="US"/>
    </style:style>
    <style:style style:name="P6" style:parent-style-name="Код" style:family="paragraph">
      <style:text-properties fo:language="en" fo:country="US"/>
    </style:style>
    <style:style style:name="P7" style:parent-style-name="Код" style:family="paragraph">
      <style:text-properties fo:language="en" fo:country="US"/>
    </style:style>
    <style:style style:name="P8" style:parent-style-name="Код" style:family="paragraph">
      <style:text-properties fo:language="en" fo:country="US"/>
    </style:style>
    <style:style style:name="P9" style:parent-style-name="Код" style:family="paragraph">
      <style:text-properties fo:language="en" fo:country="US"/>
    </style:style>
    <style:style style:name="P10" style:parent-style-name="Код" style:family="paragraph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13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14" style:parent-style-name="Код" style:family="paragraph">
      <style:text-properties fo:language="en" fo:country="US" style:language-asian="ru" style:country-asian="RU"/>
    </style:style>
    <style:style style:name="P15" style:parent-style-name="Код" style:family="paragraph">
      <style:text-properties fo:language="en" fo:country="US" style:language-asian="ru" style:country-asian="RU"/>
    </style:style>
    <style:style style:name="P16" style:parent-style-name="Код" style:family="paragraph">
      <style:text-properties fo:language="en" fo:country="US" style:language-asian="ru" style:country-asian="RU"/>
    </style:style>
    <style:style style:name="P17" style:parent-style-name="Код" style:family="paragraph">
      <style:text-properties fo:language="en" fo:country="US" style:language-asian="ru" style:country-asian="RU"/>
    </style:style>
    <style:style style:name="P18" style:parent-style-name="Код" style:family="paragraph">
      <style:text-properties fo:language="en" fo:country="US" style:language-asian="ru" style:country-asian="RU"/>
    </style:style>
    <style:style style:name="P19" style:parent-style-name="Код" style:family="paragraph">
      <style:text-properties fo:language="en" fo:country="US" style:language-asian="ru" style:country-asian="RU"/>
    </style:style>
    <style:style style:name="P20" style:parent-style-name="Код" style:family="paragraph">
      <style:text-properties fo:language="en" fo:country="US" style:language-asian="ru" style:country-asian="RU"/>
    </style:style>
    <style:style style:name="P21" style:parent-style-name="Код" style:family="paragraph">
      <style:text-properties fo:language="en" fo:country="US" style:language-asian="ru" style:country-asian="RU"/>
    </style:style>
    <style:style style:name="P22" style:parent-style-name="Код" style:family="paragraph">
      <style:text-properties fo:language="en" fo:country="US" style:language-asian="ru" style:country-asian="RU"/>
    </style:style>
    <style:style style:name="P23" style:parent-style-name="Код" style:family="paragraph">
      <style:text-properties fo:language="en" fo:country="US" style:language-asian="ru" style:country-asian="RU"/>
    </style:style>
    <style:style style:name="P24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25" style:parent-style-name="Обычный" style:family="paragraph">
      <style:text-properties fo:language="ru" fo:country="RU" style:language-asian="ru" style:country-asian="RU"/>
    </style:style>
    <style:style style:name="TableColumn27" style:family="table-column">
      <style:table-column-properties style:column-width="3.5402in"/>
    </style:style>
    <style:style style:name="TableColumn28" style:family="table-column">
      <style:table-column-properties style:column-width="3.1458in"/>
    </style:style>
    <style:style style:name="Table26" style:family="table">
      <style:table-properties style:width="6.6861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text-properties fo:language="ru" fo:country="RU" style:language-asian="ru" style:country-asian="RU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Обычный" style:family="paragraph">
      <style:text-properties fo:language="ru" fo:country="RU" style:language-asian="ru" style:country-asian="RU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36" style:parent-style-name="Основнойшрифтабзаца" style:family="text">
      <style:text-properties style:language-asian="ru" style:country-asian="RU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Обычный" style:family="paragraph">
      <style:text-properties fo:language="ru" fo:country="RU" style:language-asian="ru" style:country-asian="RU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Основнойшрифтабзаца" style:family="text">
      <style:text-properties style:language-asian="ru" style:country-asian="RU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Обычный" style:family="paragraph">
      <style:text-properties fo:language="ru" fo:country="RU" style:language-asian="ru" style:country-asian="RU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Обычный" style:family="paragraph">
      <style:text-properties style:language-asian="ru" style:country-asian="RU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text-properties fo:language="ru" fo:country="RU" style:language-asian="ru" style:country-asian="RU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text-properties style:language-asian="ru" style:country-asian="RU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text-properties fo:language="ru" fo:country="RU" style:language-asian="ru" style:country-asian="RU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text-properties style:language-asian="ru" style:country-asian="RU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text-properties fo:language="ru" fo:country="RU" style:language-asian="ru" style:country-asian="RU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text-properties style:language-asian="ru" style:country-asian="RU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text-properties fo:language="ru" fo:country="RU" style:language-asian="ru" style:country-asian="RU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Обычный" style:family="paragraph">
      <style:text-properties style:language-asian="ru" style:country-asian="RU"/>
    </style:style>
    <style:style style:name="P67" style:parent-style-name="Обычный" style:family="paragraph">
      <style:text-properties style:language-asian="ru" style:country-asian="RU"/>
    </style:style>
    <style:style style:name="P68" style:parent-style-name="Обычный" style:family="paragraph">
      <style:text-properties style:language-asian="ru" style:country-asian="RU"/>
    </style:style>
    <style:style style:name="T69" style:parent-style-name="Основнойшрифтабзаца" style:family="text">
      <style:text-properties style:language-asian="ru" style:country-asian="RU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text-properties fo:language="ru" fo:country="RU" style:language-asian="ru" style:country-asian="RU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text-properties style:language-asian="ru" style:country-asian="RU"/>
    </style:style>
    <style:style style:name="T75" style:parent-style-name="Основнойшрифтабзаца" style:family="text">
      <style:text-properties style:language-asian="ru" style:country-asian="RU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77" style:parent-style-name="Основнойшрифтабзаца" style:family="text">
      <style:text-properties fo:language="ru" fo:country="RU" style:language-asian="ru" style:country-asian="RU"/>
    </style:style>
    <style:style style:name="P78" style:parent-style-name="Обычный" style:family="paragraph">
      <style:text-properties style:language-asian="ru" style:country-asian="RU"/>
    </style:style>
    <style:style style:name="T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TableColumn81" style:family="table-column">
      <style:table-column-properties style:column-width="0.8826in"/>
    </style:style>
    <style:style style:name="TableColumn82" style:family="table-column">
      <style:table-column-properties style:column-width="1.7722in"/>
    </style:style>
    <style:style style:name="TableColumn83" style:family="table-column">
      <style:table-column-properties style:column-width="4.0312in"/>
    </style:style>
    <style:style style:name="Table80" style:family="table">
      <style:table-properties style:width="6.6861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text-properties style:font-weight-complex="bold" style:font-style-complex="italic" fo:language="ru" fo:country="RU" style:language-asian="ru" style:country-asian="RU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88" style:parent-style-name="Основнойшрифтабзаца" style:family="text">
      <style:text-properties style:font-weight-complex="bold" style:font-style-complex="italic" fo:language="ru" fo:country="RU" style:language-asian="ru" style:country-asian="RU"/>
    </style:style>
    <style:style style:name="T89" style:parent-style-name="Основнойшрифтабзаца" style:family="text">
      <style:text-properties style:font-weight-complex="bold" style:font-style-complex="italic" style:language-asian="ru" style:country-asian="RU"/>
    </style:style>
    <style:style style:name="T90" style:parent-style-name="Основнойшрифтабзаца" style:family="text">
      <style:text-properties style:font-weight-complex="bold" style:font-style-complex="italic" fo:language="ru" fo:country="RU" style:language-asian="ru" style:country-asian="RU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text-properties style:font-weight-complex="bold" style:font-style-complex="italic" fo:language="ru" fo:country="RU" style:language-asian="ru" style:country-asian="RU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" style:family="table-row">
      <style:table-row-properties style:min-row-height="0.034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118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T119" style:parent-style-name="Основнойшрифтабзаца" style:family="text">
      <style:text-properties fo:language="ru" fo:country="RU" style:language-asian="ru" style:country-asian="RU"/>
    </style:style>
    <style:style style:name="T120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21" style:parent-style-name="Основнойшрифтабзаца" style:family="text">
      <style:text-properties fo:language="ru" fo:country="RU" style:language-asian="ru" style:country-asian="RU"/>
    </style:style>
    <style:style style:name="T122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23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/>
    </style:style>
    <style:style style:name="T12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25" style:parent-style-name="Основнойшрифтабзаца" style:family="text">
      <style:text-properties fo:language="ru" fo:country="RU" style:language-asian="ru" style:country-asian="RU"/>
    </style:style>
    <style:style style:name="T126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27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/>
    </style:style>
    <style:style style:name="T128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29" style:parent-style-name="Основнойшрифтабзаца" style:family="text">
      <style:text-properties fo:language="ru" fo:country="RU" style:language-asian="ru" style:country-asian="RU"/>
    </style:style>
    <style:style style:name="T130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31" style:parent-style-name="Основнойшрифтабзаца" style:family="text">
      <style:text-properties fo:language="ru" fo:country="RU" style:language-asian="ru" style:country-asian="RU"/>
    </style:style>
    <style:style style:name="T132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33" style:parent-style-name="Основнойшрифтабзаца" style:family="text">
      <style:text-properties fo:language="ru" fo:country="RU" style:language-asian="ru" style:country-asian="RU"/>
    </style:style>
    <style:style style:name="T13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35" style:parent-style-name="Основнойшрифтабзаца" style:family="text">
      <style:text-properties fo:language="ru" fo:country="RU" style:language-asian="ru" style:country-asian="RU"/>
    </style:style>
    <style:style style:name="T136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137" style:parent-style-name="Основнойшрифтабзаца" style:family="text">
      <style:text-properties fo:language="ru" fo:country="RU" style:language-asian="ru" style:country-asian="RU"/>
    </style:style>
    <style:style style:name="T138" style:parent-style-name="Основнойшрифтабзаца" style:family="text">
      <style:text-properties fo:language="ru" fo:country="RU" style:language-asian="ru" style:country-asian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/>
    </style:style>
    <style:style style:name="T1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font-weight="bold" style:font-weight-asian="bold" style:font-weight-complex="bold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font-weight="bold" style:font-weight-asian="bold" style:font-weight-complex="bold"/>
    </style:style>
    <style:style style:name="T1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font-weight="bold" style:font-weight-asian="bold" style:font-weight-complex="bold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font-weight="bold" style:font-weight-asian="bold" style:font-weight-complex="bold"/>
    </style:style>
    <style:style style:name="T1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8" style:parent-style-name="Основнойшрифтабзаца" style:family="text">
      <style:text-properties fo:font-weight="bold" style:font-weight-asian="bold" style:font-weight-complex="bold"/>
    </style:style>
    <style:style style:name="T1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font-weight="bold" style:font-weight-asian="bold" style:font-weight-complex="bold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P184" style:parent-style-name="Обычный" style:family="paragraph">
      <style:text-properties fo:language="ru" fo:country="RU" style:language-asian="ru" style:country-asian="RU"/>
    </style:style>
    <style:style style:name="P185" style:parent-style-name="Заголовок2" style:family="paragraph">
      <style:text-properties style:language-asian="ru" style:country-asian="RU"/>
    </style:style>
    <style:style style:name="P186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187" style:parent-style-name="Код" style:family="paragraph">
      <style:text-properties fo:language="en" fo:country="US"/>
    </style:style>
    <style:style style:name="P188" style:parent-style-name="Код" style:family="paragraph">
      <style:text-properties fo:language="en" fo:country="US"/>
    </style:style>
    <style:style style:name="P189" style:parent-style-name="Код" style:family="paragraph">
      <style:text-properties fo:language="en" fo:country="US"/>
    </style:style>
    <style:style style:name="P190" style:parent-style-name="Код" style:family="paragraph">
      <style:text-properties fo:language="en" fo:country="US"/>
    </style:style>
    <style:style style:name="P191" style:parent-style-name="Код" style:family="paragraph">
      <style:text-properties fo:language="en" fo:country="US"/>
    </style:style>
    <style:style style:name="P192" style:parent-style-name="Код" style:family="paragraph">
      <style:text-properties fo:language="en" fo:country="US"/>
    </style:style>
    <style:style style:name="P193" style:parent-style-name="Код" style:family="paragraph">
      <style:text-properties fo:language="en" fo:country="US"/>
    </style:style>
    <style:style style:name="P194" style:parent-style-name="Код" style:family="paragraph">
      <style:text-properties fo:language="en" fo:country="US"/>
    </style:style>
    <style:style style:name="P195" style:parent-style-name="Код" style:family="paragraph">
      <style:text-properties fo:language="en" fo:country="US"/>
    </style:style>
    <style:style style:name="P196" style:parent-style-name="Код" style:family="paragraph">
      <style:text-properties fo:language="en" fo:country="US"/>
    </style:style>
    <style:style style:name="P197" style:parent-style-name="Код" style:family="paragraph">
      <style:text-properties fo:language="en" fo:country="US"/>
    </style:style>
    <style:style style:name="P198" style:parent-style-name="Код" style:family="paragraph">
      <style:text-properties fo:language="en" fo:country="US"/>
    </style:style>
    <style:style style:name="P199" style:parent-style-name="Код" style:family="paragraph">
      <style:text-properties fo:language="en" fo:country="US"/>
    </style:style>
    <style:style style:name="P200" style:parent-style-name="Код" style:family="paragraph">
      <style:text-properties fo:language="en" fo:country="US"/>
    </style:style>
    <style:style style:name="P201" style:parent-style-name="Код" style:family="paragraph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204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205" style:parent-style-name="Код" style:family="paragraph">
      <style:text-properties fo:language="en" fo:country="US" style:language-asian="ru" style:country-asian="RU"/>
    </style:style>
    <style:style style:name="P206" style:parent-style-name="Код" style:family="paragraph">
      <style:text-properties fo:language="en" fo:country="US" style:language-asian="ru" style:country-asian="RU"/>
    </style:style>
    <style:style style:name="P207" style:parent-style-name="Код" style:family="paragraph">
      <style:text-properties fo:language="en" fo:country="US" style:language-asian="ru" style:country-asian="RU"/>
    </style:style>
    <style:style style:name="P208" style:parent-style-name="Код" style:family="paragraph">
      <style:text-properties fo:language="en" fo:country="US" style:language-asian="ru" style:country-asian="RU"/>
    </style:style>
    <style:style style:name="P209" style:parent-style-name="Код" style:family="paragraph">
      <style:text-properties fo:language="en" fo:country="US" style:language-asian="ru" style:country-asian="RU"/>
    </style:style>
    <style:style style:name="P210" style:parent-style-name="Код" style:family="paragraph">
      <style:text-properties fo:language="en" fo:country="US" style:language-asian="ru" style:country-asian="RU"/>
    </style:style>
    <style:style style:name="P211" style:parent-style-name="Код" style:family="paragraph">
      <style:text-properties fo:language="en" fo:country="US" style:language-asian="ru" style:country-asian="RU"/>
    </style:style>
    <style:style style:name="P212" style:parent-style-name="Код" style:family="paragraph">
      <style:text-properties fo:language="en" fo:country="US" style:language-asian="ru" style:country-asian="RU"/>
    </style:style>
    <style:style style:name="P213" style:parent-style-name="Код" style:family="paragraph">
      <style:text-properties fo:language="en" fo:country="US" style:language-asian="ru" style:country-asian="RU"/>
    </style:style>
    <style:style style:name="P214" style:parent-style-name="Код" style:family="paragraph">
      <style:text-properties fo:language="en" fo:country="US" style:language-asian="ru" style:country-asian="RU"/>
    </style:style>
    <style:style style:name="P215" style:parent-style-name="Обычный" style:family="paragraph">
      <style:text-properties fo:font-weight="bold" style:font-weight-asian="bold" style:font-weight-complex="bold" fo:font-style="italic" style:font-style-asian="italic" style:font-style-complex="italic" style:language-asian="ru" style:country-asian="RU"/>
    </style:style>
    <style:style style:name="P216" style:parent-style-name="Обычный" style:family="paragraph">
      <style:text-properties fo:language="ru" fo:country="RU" style:language-asian="ru" style:country-asian="RU"/>
    </style:style>
    <style:style style:name="TableColumn218" style:family="table-column">
      <style:table-column-properties style:column-width="3.5402in"/>
    </style:style>
    <style:style style:name="TableColumn219" style:family="table-column">
      <style:table-column-properties style:column-width="3.1458in"/>
    </style:style>
    <style:style style:name="Table217" style:family="table">
      <style:table-properties style:width="6.6861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text-properties fo:language="ru" fo:country="RU" style:language-asian="ru" style:country-asian="RU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text-properties fo:language="ru" fo:country="RU" style:language-asian="ru" style:country-asian="RU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227" style:parent-style-name="Основнойшрифтабзаца" style:family="text">
      <style:text-properties style:language-asian="ru" style:country-asian="RU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text-properties fo:language="ru" fo:country="RU" style:language-asian="ru" style:country-asian="RU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232" style:parent-style-name="Основнойшрифтабзаца" style:family="text">
      <style:text-properties style:language-asian="ru" style:country-asian="RU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text-properties fo:language="ru" fo:country="RU" style:language-asian="ru" style:country-asian="RU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text-properties style:language-asian="ru" style:country-asian="RU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text-properties fo:language="ru" fo:country="RU" style:language-asian="ru" style:country-asian="RU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text-properties style:language-asian="ru" style:country-asian="RU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Обычный" style:family="paragraph">
      <style:text-properties fo:language="ru" fo:country="RU" style:language-asian="ru" style:country-asian="RU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text-properties style:language-asian="ru" style:country-asian="RU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text-properties fo:language="ru" fo:country="RU" style:language-asian="ru" style:country-asian="RU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Обычный" style:family="paragraph">
      <style:text-properties style:language-asian="ru" style:country-asian="RU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text-properties fo:language="ru" fo:country="RU" style:language-asian="ru" style:country-asian="RU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text-properties style:language-asian="ru" style:country-asian="RU"/>
    </style:style>
    <style:style style:name="P258" style:parent-style-name="Обычный" style:family="paragraph">
      <style:text-properties style:language-asian="ru" style:country-asian="RU"/>
    </style:style>
    <style:style style:name="P259" style:parent-style-name="Обычный" style:family="paragraph">
      <style:text-properties style:language-asian="ru" style:country-asian="RU"/>
    </style:style>
    <style:style style:name="T260" style:parent-style-name="Основнойшрифтабзаца" style:family="text">
      <style:text-properties style:language-asian="ru" style:country-asian="RU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text-properties fo:language="ru" fo:country="RU" style:language-asian="ru" style:country-asian="RU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text-properties style:language-asian="ru" style:country-asian="RU"/>
    </style:style>
    <style:style style:name="P266" style:parent-style-name="Обычный" style:family="paragraph">
      <style:text-properties style:language-asian="ru" style:country-asian="RU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268" style:parent-style-name="Основнойшрифтабзаца" style:family="text">
      <style:text-properties fo:language="ru" fo:country="RU" style:language-asian="ru" style:country-asian="RU"/>
    </style:style>
    <style:style style:name="P269" style:parent-style-name="Обычный" style:family="paragraph">
      <style:text-properties style:language-asian="ru" style:country-asian="RU"/>
    </style:style>
    <style:style style:name="T2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TableColumn272" style:family="table-column">
      <style:table-column-properties style:column-width="0.8826in"/>
    </style:style>
    <style:style style:name="TableColumn273" style:family="table-column">
      <style:table-column-properties style:column-width="1.7722in"/>
    </style:style>
    <style:style style:name="TableColumn274" style:family="table-column">
      <style:table-column-properties style:column-width="4.0312in"/>
    </style:style>
    <style:style style:name="Table271" style:family="table">
      <style:table-properties style:width="6.6861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text-properties style:font-weight-complex="bold" style:font-style-complex="italic" fo:language="ru" fo:country="RU" style:language-asian="ru" style:country-asian="RU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279" style:parent-style-name="Основнойшрифтабзаца" style:family="text">
      <style:text-properties style:font-weight-complex="bold" style:font-style-complex="italic" fo:language="ru" fo:country="RU" style:language-asian="ru" style:country-asian="RU"/>
    </style:style>
    <style:style style:name="T280" style:parent-style-name="Основнойшрифтабзаца" style:family="text">
      <style:text-properties style:font-weight-complex="bold" style:font-style-complex="italic" style:language-asian="ru" style:country-asian="RU"/>
    </style:style>
    <style:style style:name="T281" style:parent-style-name="Основнойшрифтабзаца" style:family="text">
      <style:text-properties style:font-weight-complex="bold" style:font-style-complex="italic" fo:language="ru" fo:country="RU" style:language-asian="ru" style:country-asian="RU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text-properties style:font-weight-complex="bold" style:font-style-complex="italic" fo:language="ru" fo:country="RU" style:language-asian="ru" style:country-asian="RU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4" style:family="table-row">
      <style:table-row-properties style:min-row-height="0.034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ru" fo:country="RU" style:language-asian="ru" style:country-asian="RU"/>
    </style:style>
    <style:style style:name="P309" style:parent-style-name="Обычный" style:family="paragraph">
      <style:paragraph-properties fo:widows="0" fo:orphans="0" fo:break-before="page" fo:text-align="start"/>
      <style:text-properties fo:language="ru" fo:country="RU" style:language-asian="ru" style:country-asian="RU" fo:hyphenate="true"/>
    </style:style>
    <style:style style:name="P310" style:parent-style-name="Обычный" style:family="paragraph">
      <style:paragraph-properties fo:widows="0" fo:orphans="0" fo:text-align="start"/>
      <style:text-properties style:font-name-asian="F" style:font-name-complex="F" fo:font-weight="bold" style:font-weight-asian="bold" fo:color="#000000" fo:font-size="16pt" style:font-size-asian="16pt" style:font-size-complex="16pt" fo:language="ru" fo:country="RU" style:language-asian="ru" style:country-asian="RU" fo:hyphenate="true"/>
    </style:style>
    <style:style style:name="P311" style:parent-style-name="Заголовок2" style:family="paragraph">
      <style:text-properties style:language-asian="ru" style:country-asian="RU"/>
    </style:style>
    <style:style style:name="P312" style:parent-style-name="Standard" style:family="paragraph">
      <style:text-properties style:language-asian="ru" style:country-asian="RU"/>
    </style:style>
    <style:style style:name="P313" style:parent-style-name="Standard" style:family="paragraph">
      <style:text-properties style:language-asian="ru" style:country-asian="RU"/>
    </style:style>
    <style:style style:name="P314" style:parent-style-name="Standard" style:family="paragraph">
      <style:text-properties style:language-asian="ru" style:country-asian="RU"/>
    </style:style>
  </office:automatic-styles>
  <office:body>
    <office:text text:use-soft-page-breaks="true">
      <text:h text:style-name="P1" text:outline-level="1">Представление в памяти структур и объединений</text:h>
      <text:h text:style-name="Заголовок2" text:outline-level="2"><text:span text:style-name="T2">Локальные переменные</text:span></text:h>
      <text:p text:style-name="P3">Описание локальных переменных на языке Си</text:p>
      <text:p text:style-name="Код">int main(void)</text:p>
      <text:p text:style-name="Код">{</text:p>
      <text:p text:style-name="Код"><text:s text:c="4"/>if (1)</text:p>
      <text:p text:style-name="Код"><text:s text:c="4"/>{</text:p>
      <text:p text:style-name="Код"><text:s text:c="8"/>int i = 256;</text:p>
      <text:p text:style-name="Код"><text:s text:c="8"/>double d = 64.64;</text:p>
      <text:p text:style-name="Код"><text:s text:c="8"/>char c = 'A';</text:p>
      <text:p text:style-name="Код"/>
      <text:p text:style-name="Код"><text:s text:c="8"/><text:span text:style-name="T4">int arr_i[] = { 16, 55, 0, 4 };</text:span></text:p>
      <text:p text:style-name="P5"><text:s text:c="8"/>double arr_d[] = { 19.04, 14.5, 0.3, 11 };</text:p>
      <text:p text:style-name="P6"><text:s text:c="8"/>char str[] = "hello";</text:p>
      <text:p text:style-name="P7"/>
      <text:p text:style-name="P8"><text:s text:c="8"/>(void)i, (void)d, (void)c;</text:p>
      <text:p text:style-name="P9"><text:s text:c="8"/>(void)arr_i, (void)arr_d, (void)str;</text:p>
      <text:p text:style-name="P10"/>
      <text:p text:style-name="Код"><text:span text:style-name="T11"><text:s text:c="8"/></text:span>printf("");</text:p>
      <text:p text:style-name="Код"><text:s text:c="4"/>}</text:p>
      <text:p text:style-name="Код">}</text:p>
      <text:p text:style-name="P12"/>
      <text:p text:style-name="P13">Дамп памяти, который содержит все локальные переменные</text:p>
      <text:p text:style-name="P14">(lldb) mem read -f x -c72 -s1 &amp;str</text:p>
      <text:p text:style-name="P15">0x16fdfe938: 0x68 0x65 0x6c 0x6c 0x6f 0x00 0x00 0x41</text:p>
      <text:p text:style-name="P16">0x16fdfe940: 0x29 0x5c 0x8f 0xc2 0xf5 0x28 0x50 0x40</text:p>
      <text:p text:style-name="P17">0x16fdfe948: 0x01 0x40 0x0f 0x00 0x00 0x01 0x00 0x00</text:p>
      <text:p text:style-name="P18">0x16fdfe950: 0x0a 0xd7 0xa3 0x70 0x3d 0x0a 0x33 0x40</text:p>
      <text:p text:style-name="P19">0x16fdfe958: 0x00 0x00 0x00 0x00 0x00 0x00 0x2d 0x40</text:p>
      <text:p text:style-name="P20">0x16fdfe960: 0x33 0x33 0x33 0x33 0x33 0x33 0xd3 0x3f</text:p>
      <text:p text:style-name="P21">0x16fdfe968: 0x00 0x00 0x00 0x00 0x00 0x00 0x26 0x40</text:p>
      <text:p text:style-name="P22">0x16fdfe970: 0x10 0x00 0x00 0x00 0x37 0x00 0x00 0x00</text:p>
      <text:p text:style-name="P23">0x16fdfe978: 0x00 0x00 0x00 0x00 0x04 0x00 0x00 0x00</text:p>
      <text:p text:style-name="P24"/>
      <text:p text:style-name="P25">Пояснение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Ячейки памяти</text:p>
          </table:table-cell>
          <table:table-cell table:style-name="TableCell32">
            <text:p text:style-name="P33">Пояснения</text:p>
          </table:table-cell>
        </table:table-row>
        <table:table-row table:style-name="TableRow34">
          <table:table-cell table:style-name="TableCell35">
            <text:p text:style-name="Обычный"><text:span text:style-name="T36">0x68 0x65 0x6c 0x6c 0x6f 0x00</text:span></text:p>
          </table:table-cell>
          <table:table-cell table:style-name="TableCell37">
            <text:p text:style-name="P38">Строка из 5 символов + нулевой символ</text:p>
          </table:table-cell>
        </table:table-row>
        <table:table-row table:style-name="TableRow39">
          <table:table-cell table:style-name="TableCell40">
            <text:p text:style-name="Обычный"><text:span text:style-name="T41">0x00</text:span></text:p>
          </table:table-cell>
          <table:table-cell table:style-name="TableCell42">
            <text:p text:style-name="P43">Выравнивание</text:p>
          </table:table-cell>
        </table:table-row>
        <table:table-row table:style-name="TableRow44">
          <table:table-cell table:style-name="TableCell45">
            <text:p text:style-name="P46">0x41</text:p>
          </table:table-cell>
          <table:table-cell table:style-name="TableCell47">
            <text:p text:style-name="P48">Символ</text:p>
          </table:table-cell>
        </table:table-row>
        <table:table-row table:style-name="TableRow49">
          <table:table-cell table:style-name="TableCell50">
            <text:p text:style-name="P51">0x29 0x5c 0x8f 0xc2 0xf5 0x28 0x50 0x40</text:p>
          </table:table-cell>
          <table:table-cell table:style-name="TableCell52">
            <text:p text:style-name="P53">Вещественное число</text:p>
          </table:table-cell>
        </table:table-row>
        <table:table-row table:style-name="TableRow54">
          <table:table-cell table:style-name="TableCell55">
            <text:p text:style-name="P56">0x01 0x40 0x0f 0x00</text:p>
          </table:table-cell>
          <table:table-cell table:style-name="TableCell57">
            <text:p text:style-name="P58">Выравнивание</text:p>
          </table:table-cell>
        </table:table-row>
        <table:table-row table:style-name="TableRow59">
          <table:table-cell table:style-name="TableCell60">
            <text:p text:style-name="P61">0x00 0x01 0x00 0x00</text:p>
          </table:table-cell>
          <table:table-cell table:style-name="TableCell62">
            <text:p text:style-name="P63">Целое число</text:p>
          </table:table-cell>
        </table:table-row>
        <table:table-row table:style-name="TableRow64">
          <table:table-cell table:style-name="TableCell65">
            <text:p text:style-name="P66">0x0a 0xd7 0xa3 0x70 0x3d 0x0a 0x33 0x40</text:p>
            <text:p text:style-name="P67">0x00 0x00 0x00 0x00 0x00 0x00 0x2d 0x40</text:p>
            <text:p text:style-name="P68">0x33 0x33 0x33 0x33 0x33 0x33 0xd3 0x3f</text:p>
            <text:p text:style-name="Обычный"><text:span text:style-name="T69">0x00 0x00 0x00 0x00 0x00 0x00 0x26 0x40</text:span></text:p>
          </table:table-cell>
          <table:table-cell table:style-name="TableCell70">
            <text:p text:style-name="P71">Массив из 4 вещественных чисел</text:p>
          </table:table-cell>
        </table:table-row>
        <table:table-row table:style-name="TableRow72">
          <table:table-cell table:style-name="TableCell73">
            <text:p text:style-name="P74">0x10 0x00 0x00 0x00 0x37 0x00 0x00 0x00</text:p>
            <text:p text:style-name="Обычный"><text:span text:style-name="T75">0x00 0x00 0x00 0x00 0x04 0x00 0x00 0x00</text:span></text:p>
          </table:table-cell>
          <table:table-cell table:style-name="TableCell76">
            <text:p text:style-name="Обычный"><text:span text:style-name="T77">Массив из 4 целых чисел</text:span></text:p>
          </table:table-cell>
        </table:table-row>
      </table:table>
      <text:p text:style-name="P78"/>
      <text:p text:style-name="Обычный"><text:span text:style-name="T79">Сведения о переменных</text:span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Имя</text:p>
          </table:table-cell>
          <table:table-cell table:style-name="TableCell87">
            <text:p text:style-name="Обычный"><text:span text:style-name="T88">Размер</text:span><text:span text:style-name="T89">,<text:s/></text:span><text:span text:style-name="T90">байты</text:span></text:p>
          </table:table-cell>
          <table:table-cell table:style-name="TableCell91">
            <text:p text:style-name="P92">Адрес</text:p>
          </table:table-cell>
        </table:table-row>
        <table:table-row table:style-name="TableRow93">
          <table:table-cell table:style-name="TableCell94">
            <text:p text:style-name="Обычный">str</text:p>
          </table:table-cell>
          <table:table-cell table:style-name="TableCell95">
            <text:p text:style-name="Обычный">6</text:p>
          </table:table-cell>
          <table:table-cell table:style-name="TableCell96">
            <text:p text:style-name="Обычный">0x000000016fdfe938</text:p>
          </table:table-cell>
        </table:table-row>
        <table:table-row table:style-name="TableRow97">
          <table:table-cell table:style-name="TableCell98">
            <text:p text:style-name="Обычный">c</text:p>
          </table:table-cell>
          <table:table-cell table:style-name="TableCell99">
            <text:p text:style-name="Обычный">1</text:p>
          </table:table-cell>
          <table:table-cell table:style-name="TableCell100">
            <text:p text:style-name="Обычный">0x000000016fdfe93f</text:p>
          </table:table-cell>
        </table:table-row>
        <table:table-row table:style-name="TableRow101">
          <table:table-cell table:style-name="TableCell102">
            <text:p text:style-name="Обычный">d</text:p>
          </table:table-cell>
          <table:table-cell table:style-name="TableCell103">
            <text:p text:style-name="Обычный">8</text:p>
          </table:table-cell>
          <table:table-cell table:style-name="TableCell104">
            <text:p text:style-name="Обычный">0x000000016fdfe940</text:p>
          </table:table-cell>
        </table:table-row>
        <table:table-row table:style-name="TableRow105">
          <table:table-cell table:style-name="TableCell106">
            <text:p text:style-name="Обычный">i</text:p>
          </table:table-cell>
          <table:table-cell table:style-name="TableCell107">
            <text:p text:style-name="Обычный">4</text:p>
          </table:table-cell>
          <table:table-cell table:style-name="TableCell108">
            <text:p text:style-name="Обычный">0x000000016fdfe94c</text:p>
          </table:table-cell>
        </table:table-row>
        <table:table-row table:style-name="TableRow109">
          <table:table-cell table:style-name="TableCell110">
            <text:p text:style-name="Обычный">arr_d</text:p>
          </table:table-cell>
          <table:table-cell table:style-name="TableCell111">
            <text:p text:style-name="Обычный">32</text:p>
          </table:table-cell>
          <table:table-cell table:style-name="TableCell112">
            <text:p text:style-name="Обычный">0x000000016fdfe950</text:p>
          </table:table-cell>
        </table:table-row>
        <table:table-row table:style-name="TableRow113">
          <table:table-cell table:style-name="TableCell114">
            <text:p text:style-name="Обычный">arr_i</text:p>
          </table:table-cell>
          <table:table-cell table:style-name="TableCell115">
            <text:p text:style-name="Обычный">16</text:p>
          </table:table-cell>
          <table:table-cell table:style-name="TableCell116">
            <text:p text:style-name="Обычный">0x000000016fdfe970</text:p>
          </table:table-cell>
        </table:table-row>
      </table:table>
      <text:p text:style-name="P117"/>
      <text:p text:style-name="P118">Выводы</text:p>
      <text:p text:style-name="Обычный"><text:span text:style-name="T119">Переменные обычно размещаются по стеку, то есть расположение адресов должно быть следующим:<text:s/></text:span><text:span text:style-name="T120">str</text:span><text:span text:style-name="T121">,<text:s/></text:span><text:span text:style-name="T122">arr</text:span><text:span text:style-name="T123">_</text:span><text:span text:style-name="T124">d</text:span><text:span text:style-name="T125">,<text:s/></text:span><text:span text:style-name="T126">arr</text:span><text:span text:style-name="T127">_</text:span><text:span text:style-name="T128">i</text:span><text:span text:style-name="T129">,<text:s/></text:span><text:span text:style-name="T130">char</text:span><text:span text:style-name="T131">,<text:s/></text:span><text:span text:style-name="T132">d</text:span><text:span text:style-name="T133">,<text:s/></text:span><text:span text:style-name="T134">i</text:span><text:span text:style-name="T135">. Но в данном случае компилятор оптимизировал размешение переменных. Для этого использовалось выравние. Переменная<text:s/></text:span><text:span text:style-name="T136">str</text:span><text:span text:style-name="T137"><text:s/></text:span><text:span text:style-name="T138">располагается по адремсу<text:s/></text:span><text:span text:style-name="T139">0</text:span>x<text:span text:style-name="T140">000000016</text:span>fdfe<text:span text:style-name="T141">938</text:span><text:span text:style-name="T142"><text:s/>и занимает<text:s/></text:span><text:span text:style-name="T143">6<text:s/></text:span><text:span text:style-name="T144">байт, значит следующая переменная может начинаться с<text:s/></text:span><text:span text:style-name="T145">0x000000016</text:span>fdfe<text:span text:style-name="T146">93</text:span>e<text:span text:style-name="T147">, но выполнилось выравнивание, что с учетом переменной<text:s/></text:span><text:span text:style-name="T148">c</text:span><text:span text:style-name="T149"><text:s/></text:span><text:span text:style-name="T150">адрес переменной<text:s/></text:span><text:span text:style-name="T151">d</text:span><text:span text:style-name="T152"><text:s/></text:span><text:span text:style-name="T153">был кратен 8. Для этого добавился дополнительный байт после<text:s/></text:span><text:span text:style-name="T154">str</text:span><text:span text:style-name="T155"><text:s/>и поэтому<text:s/></text:span><text:span text:style-name="T156">c</text:span><text:span text:style-name="T157"><text:s/>располагается по адресу<text:s/></text:span><text:span text:style-name="T158">0</text:span>x<text:span text:style-name="T159">000000016</text:span>fdfe<text:span text:style-name="T160">93</text:span>f<text:span text:style-name="T161">.</text:span><text:span text:style-name="T162"><text:s/>Далее выравнивание было применено между<text:s/></text:span><text:span text:style-name="T163">d</text:span><text:span text:style-name="T164"><text:s/></text:span><text:span text:style-name="T165">и</text:span><text:span text:style-name="T166"><text:s/></text:span><text:span text:style-name="T167">i</text:span><text:span text:style-name="T168">. После<text:s/></text:span><text:span text:style-name="T169">d</text:span><text:span text:style-name="T170"><text:s/></text:span><text:span text:style-name="T171">первый свободные ячейки начинаются с<text:s/></text:span><text:span text:style-name="T172">0</text:span>x<text:span text:style-name="T173">000000016</text:span>fdfe<text:span text:style-name="T174">94</text:span><text:span text:style-name="T175">8, но для того чтобы адрес массива<text:s/></text:span><text:span text:style-name="T176">arr</text:span><text:span text:style-name="T177">_</text:span><text:span text:style-name="T178">i</text:span><text:span text:style-name="T179"><text:s/></text:span><text:span text:style-name="T180">был кратен 8, компилятор добавляет дополнительный 4 байта перед<text:s/></text:span><text:span text:style-name="T181">i</text:span><text:span text:style-name="T182">.</text:span><text:span text:style-name="T183"><text:s/>Размеры двух последних переменных кратны 8, поэтому выравнивание не требуется</text:span></text:p>
      <text:p text:style-name="P184"/>
      <text:h text:style-name="P185" text:outline-level="2">Структуры</text:h>
      <text:p text:style-name="P186">Описание локальных переменных на языке Си</text:p>
      <text:p text:style-name="P187">int main(void)</text:p>
      <text:p text:style-name="P188">{</text:p>
      <text:p text:style-name="P189"><text:s text:c="4"/>if (1)</text:p>
      <text:p text:style-name="P190"><text:s text:c="4"/>{</text:p>
      <text:p text:style-name="P191"><text:s text:c="8"/>int i = 256;</text:p>
      <text:p text:style-name="P192"><text:s text:c="8"/>double d = 64.64;</text:p>
      <text:p text:style-name="P193"><text:s text:c="8"/>char c = 'A';</text:p>
      <text:p text:style-name="P194"/>
      <text:p text:style-name="P195"><text:s text:c="8"/>int arr_i[] = { 16, 55, 0, 4 };</text:p>
      <text:p text:style-name="P196"><text:s text:c="8"/>double arr_d[] = { 19.04, 14.5, 0.3, 11 };</text:p>
      <text:p text:style-name="P197"><text:s text:c="8"/>char str[] = "hello";</text:p>
      <text:p text:style-name="P198"/>
      <text:p text:style-name="P199"><text:s text:c="8"/>(void)i, (void)d, (void)c;</text:p>
      <text:p text:style-name="P200"><text:s text:c="8"/>(void)arr_i, (void)arr_d, (void)str;</text:p>
      <text:p text:style-name="P201"/>
      <text:p text:style-name="Код"><text:span text:style-name="T202"><text:s text:c="8"/></text:span>printf("");</text:p>
      <text:p text:style-name="Код"><text:s text:c="4"/>}</text:p>
      <text:p text:style-name="Код">}</text:p>
      <text:p text:style-name="P203"/>
      <text:p text:style-name="P204">Дамп памяти, который содержит все локальные переменные</text:p>
      <text:p text:style-name="P205">(lldb) mem read -f x -c72 -s1 &amp;str</text:p>
      <text:p text:style-name="P206">0x16fdfe938: 0x68 0x65 0x6c 0x6c 0x6f 0x00 0x00 0x41</text:p>
      <text:p text:style-name="P207">0x16fdfe940: 0x29 0x5c 0x8f 0xc2 0xf5 0x28 0x50 0x40</text:p>
      <text:p text:style-name="P208">0x16fdfe948: 0x01 0x40 0x0f 0x00 0x00 0x01 0x00 0x00</text:p>
      <text:p text:style-name="P209">0x16fdfe950: 0x0a 0xd7 0xa3 0x70 0x3d 0x0a 0x33 0x40</text:p>
      <text:p text:style-name="P210">0x16fdfe958: 0x00 0x00 0x00 0x00 0x00 0x00 0x2d 0x40</text:p>
      <text:p text:style-name="P211">0x16fdfe960: 0x33 0x33 0x33 0x33 0x33 0x33 0xd3 0x3f</text:p>
      <text:p text:style-name="P212">0x16fdfe968: 0x00 0x00 0x00 0x00 0x00 0x00 0x26 0x40</text:p>
      <text:p text:style-name="P213">0x16fdfe970: 0x10 0x00 0x00 0x00 0x37 0x00 0x00 0x00</text:p>
      <text:p text:style-name="P214">0x16fdfe978: 0x00 0x00 0x00 0x00 0x04 0x00 0x00 0x00</text:p>
      <text:p text:style-name="P215"/>
      <text:p text:style-name="P216">Пояснение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Ячейки памяти</text:p>
          </table:table-cell>
          <table:table-cell table:style-name="TableCell223">
            <text:p text:style-name="P224">Пояснения</text:p>
          </table:table-cell>
        </table:table-row>
        <table:table-row table:style-name="TableRow225">
          <table:table-cell table:style-name="TableCell226">
            <text:p text:style-name="Обычный"><text:span text:style-name="T227">0x68 0x65 0x6c 0x6c 0x6f 0x00</text:span></text:p>
          </table:table-cell>
          <table:table-cell table:style-name="TableCell228">
            <text:p text:style-name="P229">Строка из 5 символов + нулевой символ</text:p>
          </table:table-cell>
        </table:table-row>
        <table:table-row table:style-name="TableRow230">
          <table:table-cell table:style-name="TableCell231">
            <text:p text:style-name="Обычный"><text:span text:style-name="T232">0x00</text:span></text:p>
          </table:table-cell>
          <table:table-cell table:style-name="TableCell233">
            <text:p text:style-name="P234">Выравнивание</text:p>
          </table:table-cell>
        </table:table-row>
        <table:table-row table:style-name="TableRow235">
          <table:table-cell table:style-name="TableCell236">
            <text:p text:style-name="P237">0x41</text:p>
          </table:table-cell>
          <table:table-cell table:style-name="TableCell238">
            <text:p text:style-name="P239">Символ</text:p>
          </table:table-cell>
        </table:table-row>
        <table:table-row table:style-name="TableRow240">
          <table:table-cell table:style-name="TableCell241">
            <text:p text:style-name="P242">0x29 0x5c 0x8f 0xc2 0xf5 0x28 0x50 0x40</text:p>
          </table:table-cell>
          <table:table-cell table:style-name="TableCell243">
            <text:p text:style-name="P244">Вещественное число</text:p>
          </table:table-cell>
        </table:table-row>
        <table:table-row table:style-name="TableRow245">
          <table:table-cell table:style-name="TableCell246">
            <text:p text:style-name="P247">0x01 0x40 0x0f 0x00</text:p>
          </table:table-cell>
          <table:table-cell table:style-name="TableCell248">
            <text:p text:style-name="P249">Выравнивание</text:p>
          </table:table-cell>
        </table:table-row>
        <table:table-row table:style-name="TableRow250">
          <table:table-cell table:style-name="TableCell251">
            <text:p text:style-name="P252">0x00 0x01 0x00 0x00</text:p>
          </table:table-cell>
          <table:table-cell table:style-name="TableCell253">
            <text:p text:style-name="P254">Целое число</text:p>
          </table:table-cell>
        </table:table-row>
        <table:table-row table:style-name="TableRow255">
          <table:table-cell table:style-name="TableCell256">
            <text:p text:style-name="P257">0x0a 0xd7 0xa3 0x70 0x3d 0x0a 0x33 0x40</text:p>
            <text:p text:style-name="P258">0x00 0x00 0x00 0x00 0x00 0x00 0x2d 0x40</text:p>
            <text:p text:style-name="P259">0x33 0x33 0x33 0x33 0x33 0x33 0xd3 0x3f</text:p>
            <text:p text:style-name="Обычный"><text:span text:style-name="T260">0x00 0x00 0x00 0x00 0x00 0x00 0x26 0x40</text:span></text:p>
          </table:table-cell>
          <table:table-cell table:style-name="TableCell261">
            <text:p text:style-name="P262">Массив из 4 вещественных чисел</text:p>
          </table:table-cell>
        </table:table-row>
        <table:table-row table:style-name="TableRow263">
          <table:table-cell table:style-name="TableCell264">
            <text:p text:style-name="P265">0x10 0x00 0x00 0x00 0x37 0x00 0x00 0x00</text:p>
            <text:p text:style-name="P266">0x00 0x00 0x00 0x00 0x04 0x00 0x00 0x00</text:p>
          </table:table-cell>
          <table:table-cell table:style-name="TableCell267">
            <text:p text:style-name="Обычный"><text:span text:style-name="T268">Массив из 4 целых чисел</text:span></text:p>
          </table:table-cell>
        </table:table-row>
      </table:table>
      <text:p text:style-name="P269"/>
      <text:p text:style-name="Обычный"><text:span text:style-name="T270">Сведения о переменных</text:span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Имя</text:p>
          </table:table-cell>
          <table:table-cell table:style-name="TableCell278">
            <text:p text:style-name="Обычный"><text:span text:style-name="T279">Размер</text:span><text:span text:style-name="T280">,<text:s/></text:span><text:span text:style-name="T281">байты</text:span></text:p>
          </table:table-cell>
          <table:table-cell table:style-name="TableCell282">
            <text:p text:style-name="P283">Адрес</text:p>
          </table:table-cell>
        </table:table-row>
        <table:table-row table:style-name="TableRow284">
          <table:table-cell table:style-name="TableCell285">
            <text:p text:style-name="Обычный">str</text:p>
          </table:table-cell>
          <table:table-cell table:style-name="TableCell286">
            <text:p text:style-name="Обычный">6</text:p>
          </table:table-cell>
          <table:table-cell table:style-name="TableCell287">
            <text:p text:style-name="Обычный">0x000000016fdfe938</text:p>
          </table:table-cell>
        </table:table-row>
        <table:table-row table:style-name="TableRow288">
          <table:table-cell table:style-name="TableCell289">
            <text:p text:style-name="Обычный">c</text:p>
          </table:table-cell>
          <table:table-cell table:style-name="TableCell290">
            <text:p text:style-name="Обычный">1</text:p>
          </table:table-cell>
          <table:table-cell table:style-name="TableCell291">
            <text:p text:style-name="Обычный">0x000000016fdfe93f</text:p>
          </table:table-cell>
        </table:table-row>
        <table:table-row table:style-name="TableRow292">
          <table:table-cell table:style-name="TableCell293">
            <text:p text:style-name="Обычный">d</text:p>
          </table:table-cell>
          <table:table-cell table:style-name="TableCell294">
            <text:p text:style-name="Обычный">8</text:p>
          </table:table-cell>
          <table:table-cell table:style-name="TableCell295">
            <text:p text:style-name="Обычный">0x000000016fdfe940</text:p>
          </table:table-cell>
        </table:table-row>
        <table:table-row table:style-name="TableRow296">
          <table:table-cell table:style-name="TableCell297">
            <text:p text:style-name="Обычный">i</text:p>
          </table:table-cell>
          <table:table-cell table:style-name="TableCell298">
            <text:p text:style-name="Обычный">4</text:p>
          </table:table-cell>
          <table:table-cell table:style-name="TableCell299">
            <text:p text:style-name="Обычный">0x000000016fdfe94c</text:p>
          </table:table-cell>
        </table:table-row>
        <table:table-row table:style-name="TableRow300">
          <table:table-cell table:style-name="TableCell301">
            <text:p text:style-name="Обычный">arr_d</text:p>
          </table:table-cell>
          <table:table-cell table:style-name="TableCell302">
            <text:p text:style-name="Обычный">32</text:p>
          </table:table-cell>
          <table:table-cell table:style-name="TableCell303">
            <text:p text:style-name="Обычный">0x000000016fdfe950</text:p>
          </table:table-cell>
        </table:table-row>
        <table:table-row table:style-name="TableRow304">
          <table:table-cell table:style-name="TableCell305">
            <text:p text:style-name="Обычный">arr_i</text:p>
          </table:table-cell>
          <table:table-cell table:style-name="TableCell306">
            <text:p text:style-name="Обычный">16</text:p>
          </table:table-cell>
          <table:table-cell table:style-name="TableCell307">
            <text:p text:style-name="Обычный">0x000000016fdfe970</text:p>
          </table:table-cell>
        </table:table-row>
      </table:table>
      <text:p text:style-name="P308"/>
      <text:p text:style-name="P309"/>
      <text:p text:style-name="P310"/>
      <text:h text:style-name="P311" text:outline-level="2">Объединения</text:h>
      <text:p text:style-name="P312"/>
      <text:p text:style-name="P313"/>
      <text:p text:style-name="P314"/>
      <text:h text:style-name="Заголовок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Noto Sans Devanagari" svg:font-family="Noto Sans Devanagari" style:font-family-generic="swiss" style:font-pitch="variable" svg:panose-1="2 11 5 2 4 5 4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25in" fo:margin-bottom="0.0555in"/>
      <style:text-properties style:font-name-asian="F" style:font-name-complex="F" fo:font-weight="bold" style:font-weight-asian="bold" fo:color="#000000" fo:font-size="18pt" style:font-size-asian="18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F" style:font-name-complex="F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F" style:font-name-complex="F"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/>
      <style:text-properties style:font-name-asian="F" style:font-name-complex="F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/>
      <style:text-properties style:font-name-asian="F" style:font-name-complex="F" fo:color="#272727" fo:hyphenate="false"/>
    </style:style>
    <style:style style:name="Обычный" style:display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language="en" fo:country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Standard">
      <style:paragraph-properties style:contextual-spacing="true" fo:margin-bottom="0.0555in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bottom="0.1111in"/>
      <style:text-properties style:font-name-asian="F" style:font-name-complex="F" fo:color="#595959" fo:letter-spacing="0.0104in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false"/>
    </style:style>
    <style:style style:name="Код" style:display-name="Код" style:family="paragraph">
      <style:paragraph-properties fo:widows="2" fo:orphans="2" fo:border="0.0138in solid #000000" fo:padding-top="0.0138in" fo:padding-left="0.0555in" fo:padding-bottom="0.0138in" fo:padding-right="0.0555in" style:shadow="none"/>
      <style:text-properties style:font-name="Andale Mono" style:font-name-asian="F" style:font-name-complex="Andale Mono" fo:color="#000000" fo:font-size="14pt" style:font-size-asian="14pt" style:font-size-complex="16pt" fo:hyphenate="false"/>
    </style:style>
    <style:style style:name="p1" style:display-name="p1" style:family="paragraph" style:parent-style-name="Standard">
      <style:paragraph-properties fo:text-align="start"/>
      <style:text-properties style:font-name="Helvetica" style:font-name-asian="Helvetica" style:font-name-complex="Helvetica" fo:color="#000000" style:letter-kerning="false" fo:font-size="12pt" style:font-size-asian="12pt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8pt" style:font-size-asian="18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F" style:font-name-complex="F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F" style:font-name-complex="F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F" style:font-name-complex="F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F" style:font-name-complex="F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F" style:font-name-complex="F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2" style:display-name="Стиль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3" style:display-name="Стиль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10" style:display-name="WWNum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text:list-style style:name="WWNum11" style:display-name="WWNum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itriy Dudyrev</meta:initial-creator>
    <dc:creator>Dmitriy Dudyrev</dc:creator>
    <meta:creation-date>2025-03-23T11:13:00Z</meta:creation-date>
    <dc:date>2025-05-02T13:13:00Z</dc:date>
    <meta:template xlink:href="Normal.dotm" xlink:type="simple"/>
    <meta:editing-cycles>9</meta:editing-cycles>
    <meta:editing-duration>PT11940S</meta:editing-duration>
    <meta:user-defined meta:name="AppVersion">16.0000</meta:user-defined>
    <meta:document-statistic meta:page-count="5" meta:paragraph-count="8" meta:word-count="654" meta:character-count="4377" meta:row-count="31" meta:non-whitespace-character-count="3731"/>
  </office:meta>
</office:document-meta>
</file>